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3.05.31 03:37   |   <text:a xlink:type="simple" xlink:href="http://palinfo.habago.org/Entry?Command=Information_PrintForum&amp;iPage=474#FORUM31930"><text:span text:style-name="T2">#</text:span></text:a></text:p>
      <text:p text:style-name="P2"><text:span text:style-name="T3">(</text:span>再續<text:span text:style-name="T3">)<text:line-break/><text:line-break/></text:span>所謂入境隨俗，常想當一個正港ㄟ台灣郎。首先，我得學習如何隨時挖掘出正妹的存在。恰好今天就來了一個，依據台灣郎俗濫的美學標準，應該算是正妹，但憑著我閱人神準如神的特異功能，我知道此妹若不儘快打發，恐怕能從下午講我我我我我我我我一直講到月亮下山。<text:span text:style-name="T3"><text:line-break/><text:line-break/></text:span>於是打從她進入診間的第一分鐘起，我就開始努力想儘快把她趕走，我是說，儘快結束不必要的談話請她趕快去拿藥。我的努力終於在第<text:span text:style-name="T3">82</text:span>分鐘才奏效，在她依然淚眼婆娑的情況下，我當下決心毫不留情地請她趕快去拿藥，否則大家今天都別想下班了，晚餐都快變宵夜了。<text:span text:style-name="T3"><text:line-break/><text:line-break/></text:span>聽起來很沒有醫德，但我沒辦法，我明白助人的道理，樂意為人兩肋插刀，但插刀總得有個插刀的前提要件，若是諸如<text:span text:style-name="T3"><text:s/>"</text:span>把拔馬麻說倫家今天這件裙子和上衣顏色搭配得不好<text:span text:style-name="T3">" </text:span>這樣一種家庭倫理大悲劇我真的不知道要從何幫起。把拔馬麻這麼沒眼光，連自己女兒是正妹也要嫌她衣服搭不好，害倫家正妹哭了一個下午。此事相當嚴重，但我能做些什麼呢？我只能開藥給妳，讓妳別動不動就柔腸寸斷。<text:span text:style-name="T3"><text:line-break/><text:line-break/></text:span>就跟我從小喜歡演算數學一樣，我喜歡解決問題，但你總得要有個<text:span text:style-name="T3"><text:s/>"</text:span>問題<text:span text:style-name="T3">" </text:span>讓我解決才行。我從不知道原來到診所看病才是最困難的，因為許多時候根本沒有病，越是沒有病的通常看病看越久，這類人士通常似乎都以為整個醫院只為她一個人服務。<text:span text:style-name="T3"><text:line-break/><text:line-break/></text:span>你可以處理任何疑難雜症及重大疾患，但你如何治療<text:span text:style-name="T3"><text:s/>"</text:span>沒有病<text:span text:style-name="T3">"</text:span>？你如何解決<text:span text:style-name="T3"><text:s/>"</text:span>沒有問題<text:span text:style-name="T3">"</text:span>？你若要我去超市幫你買個東西，再難買到的東西我都可以幫你買到，但我再厲害也不可能幫你買一個<text:span text:style-name="T3"><text:s/>"</text:span>沒有東西<text:span text:style-name="T3">"</text:span>。沒有東西就是不買的意思，硬要買，恐怕連上帝也辦不到，買不回一個<text:span text:style-name="T3"><text:s/>"</text:span>東西<text:span text:style-name="T3">"</text:span>叫做<text:span text:style-name="T3"><text:s/>"</text:span>沒有東西<text:span text:style-name="T3">"</text:span>。<text:span text:style-name="T3"><text:line-break/><text:line-break/>"</text:span>醫生，為什麼我這麼棒，這麼大愛，這麼無私，這麼聰明，這麼漂亮，這麼純潔，大家卻討厭我？嗚嗚嗚<text:span text:style-name="T3">...." <text:line-break/><text:line-break/></text:span>首先要告訴醫生我是如何如何的棒，如何如何的大愛，如何如何的點點點點點<text:span text:style-name="T3">...<text:line-break/><text:line-break/></text:span>一一舉上三十個例子來講解我之如何如何的不平凡。<text:span text:style-name="T3"><text:line-break/><text:line-break/></text:span>你問她：<text:span text:style-name="T3">"</text:span>嗯，果真很不平凡，但妳希望我為妳做什麼呢？<text:span text:style-name="T3">"<text:line-break/><text:line-break/></text:span>正妹的苦惱，其實我是知道解決之道的。但那畢竟不是醫生該做的事，醫生不是道德導師；也許有些醫生樂於為人師，但我毫無意願；每個人都得硬著頭皮在神的面前為自己的人生負責。<text:span text:style-name="T3"><text:line-break/><text:line-break/></text:span>再說，我就算知道解決之道，我也不相信一個人的天性會輕易就因為幾句話語而改變。一個整天我我我我我我我個不停、似乎完全不知道世界上還有別人的存在的人，你怎麼可能讓她不再我我我我我我個不停？不再為我我我我我我一粒鼻屎大的問題而天崩地裂、鬼哭神號。<text:span text:style-name="T3"><text:line-break/><text:line-break/></text:span>小時候有人送給家裏一隻名貴狗，原主人說這狗很難伺候哦，說她只吃現烤的牛肉。我聽到大人之間的這段對話，心裏想，這事交給我辦就行了，我保證她什麼都吃。<text:span text:style-name="T3"><text:line-break/><text:line-break/></text:span>後來，那隻名貴狗被我訓練到連我吃剩的橘子渣渣她也吃，隨手挖出一塊鼻屎給她當點心，她也照樣舔得不亦樂乎。當初那種<text:span text:style-name="T3"><text:s/>"</text:span>非現烤牛肉不吃<text:span text:style-name="T3">" </text:span>的<text:span text:style-name="T3"><text:s/>"</text:span>天性<text:span text:style-name="T3">"</text:span>，早已煙消雲散。<text:span text:style-name="T3"><text:line-break/><text:line-break/></text:span>狗可以這樣訓練，人卻沒辦法。整天我我我我我我我的人，似乎也將永遠我我我我我下去，日月星辰若沒有圍繞著她旋轉，她便會心靈受創。<text:span text:style-name="T3"><text:line-break/><text:line-break/></text:span>原本是要寫正妹判別法，尋找生活中各行各業的正妹，卻寫歪了，寫到別的事情上去。<text:span text:style-name="T3"><text:line-break/><text:line-break/></text:span>每天被媒體訓練，訓練出一套正妹眼光，我終於發現，原來診所附近好多正妹，有碗粿正妹，有正妹郵差，有正妹幼稚園，裏面好多小正妹，連老師也很正，旁邊就是正妹髮廊，身材個個凹凸不平，正妹廟壇更是一大堆，三步一小間，五步一大間，簡直就是永康特色；有個家裏開廟壇的正妹病人告訴我說很多廟壇裏頭都在賭博，也許應該叫大橋分局的一位正妹警察過去取締。<text:span text:style-name="T3"><text:line-break/><text:line-break/></text:span>本來還想寫成為正港台灣郎的第二堂課，就是教你怎麼開車。天亮了，該睡了，下回分曉。</text:p>
      <text:p text:style-name="P1"><text:span text:style-name="T1">陳真</text:span><text:s/>  |  2013.05.30 18:09   |   <text:a xlink:type="simple" xlink:href="http://palinfo.habago.org/Entry?Command=Information_PrintForum&amp;iPage=474#FORUM31929"><text:span text:style-name="T2">#</text:span></text:a></text:p>
      <text:p text:style-name="P3"><text:span text:style-name="T3">(</text:span>續<text:span text:style-name="T3">)<text:line-break/><text:line-break/></text:span>蘇格拉底說<text:span text:style-name="T3">,"</text:span>對於做為一個<text:span text:style-name="T3"><text:s/>'</text:span>人<text:span text:style-name="T3">' </text:span>來說<text:span text:style-name="T3">,</text:span>未經審視的人生不值得活<text:span text:style-name="T3">." <text:line-break/><text:line-break/></text:span>我倒覺得無趣的人生不值得活<text:span text:style-name="T3">,</text:span>蒼白的人生不值得活<text:span text:style-name="T3">,</text:span>至於審不審視並不重要<text:span text:style-name="T3">; </text:span>不管幹啥總得要有點趣味方有顏色<text:span text:style-name="T3">,</text:span>才有價值<text:span text:style-name="T3">.<text:line-break/><text:line-break/></text:span>也許每個人對於蒼白的<text:span text:style-name="T3"><text:s/>"</text:span>感覺<text:span text:style-name="T3">" </text:span>不一樣<text:span text:style-name="T3">,</text:span>我覺得研究<text:span text:style-name="T3"><text:s/>"</text:span>一等於一<text:span text:style-name="T3">" </text:span>相當五彩繽紛趣味盎然<text:span text:style-name="T3">,</text:span>對你來說也許乏味透頂<text:span text:style-name="T3">. </text:span>我覺得十億光年外一顆星子的毀滅<text:span text:style-name="T3">,</text:span>比地球的毀滅更重要<text:span text:style-name="T3">,</text:span>也許你熱愛地球勝於天上繁星<text:span text:style-name="T3">. <text:line-break/><text:line-break/></text:span>趣味是說不準的<text:span text:style-name="T3">,</text:span>自然也無法強求<text:span text:style-name="T3">,</text:span>因此<text:span text:style-name="T3">,</text:span>品味俗濫的社會<text:span text:style-name="T3">,</text:span>大家開心就好<text:span text:style-name="T3">,</text:span>我自然也沒有任何想改之革之的念頭<text:span text:style-name="T3">,</text:span>只是品味這東西<text:span text:style-name="T3">,</text:span>落單者總是比較倒楣<text:span text:style-name="T3">,</text:span>大家飲屎喝尿的<text:span text:style-name="T3">,</text:span>說好香好甜好正<text:span text:style-name="T3">,</text:span>滿城盡是屎尿味<text:span text:style-name="T3">,</text:span>並以之為炫為榮<text:span text:style-name="T3">,</text:span>你除了忍耐也只能忍耐<text:span text:style-name="T3">,</text:span>要不就是儘快想辦法脫離人群遠離社會<text:span text:style-name="T3">,</text:span>去到一個不會用正妹爆奶以及有沒有出國比賽得獎來看待所有一切事物的地方<text:span text:style-name="T3">.</text:span></text:p>
      <text:p text:style-name="P1"><text:span text:style-name="T1">陳真</text:span><text:s/>  |  2013.05.30 14:36   |   <text:a xlink:type="simple" xlink:href="http://palinfo.habago.org/Entry?Command=Information_PrintForum&amp;iPage=474#FORUM31928"><text:span text:style-name="T2">#</text:span></text:a></text:p>
      <text:p text:style-name="P2">住在台灣，不知道要用多大的力氣才能忍受這一切。在這方方面面上是沒有多少知音的。別人就算在語意文法上能夠<text:span text:style-name="T3">"</text:span>知道<text:span text:style-name="T3">" </text:span>你的句子的意思，但究竟有沒有人像我一樣<text:span text:style-name="T3"><text:s/>"</text:span>感到<text:span text:style-name="T3">" </text:span>極度的厭惡和痛苦，我卻很存疑。<text:span text:style-name="T3"><text:line-break/><text:line-break/></text:span>我不是在<text:span text:style-name="T3"><text:s/>"</text:span>討論<text:span text:style-name="T3">"</text:span>，更不是在討論一種文化觀察或有關文明如何提升的話題，而是在表達一種由衷極度的厭惡和痛苦。我得承認，我對台灣人實在一點敬意和好感都沒有，由衷輕視和厭惡，身處這樣一種社會，感到巨大痛苦。<text:span text:style-name="T3"><text:line-break/><text:line-break/></text:span>蠢蛋和混蛋們大概又要討論了，你不能一竿子打翻一條船哦，不能說台灣人<text:span text:style-name="T3"><text:s/>"</text:span>都<text:span text:style-name="T3">" </text:span>不好哦，這只是<text:span text:style-name="T3">"</text:span>一部份<text:span text:style-name="T3">"</text:span>的台灣人哦。但你若吃到一鍋飯到處是老鼠屎，你難道會故做英明理性狀地討論究竟老鼠屎比較多還是米粒比較多。你若在電梯裏聞到一陣屁味，你會不會故做心胸寬大兼睿智狀說氧分子依然佔了多數，不能說全部都是屁分子哦。<text:span text:style-name="T3"><text:line-break/><text:line-break/></text:span>這痛苦是如此巨大，大到有時候我常想，如果我註定要在這樣一種窩囊猥瑣、難以與言的地方終老，這樣的生命值得活嗎？是不是乾脆自殺算了，實在太痛苦。<text:span text:style-name="T3"><text:line-break/><text:line-break/></text:span>我並不是衛道人士，反倒是個反道德人士，但是，一個社會幾乎任何空氣和養分都沒有，看起世界來永遠就只是正妹、帥哥、爆奶，翹臀，你若跟這樣一群同胞一起生活在一個島上，你難道真的一點都不會感到痛苦。<text:span text:style-name="T3"><text:line-break/><text:line-break/></text:span>我也不是一個關心世界的入世人物，反倒對外太空、對沒有地心引力之人事物充滿高度興趣，對地面上的東西總是興趣缺缺；但是，連我這樣一個非常不腳踏實地的避世者，收看凰衛視的新聞節目都能感到意趣盎然，充滿熱情與啟發，甚至啟蒙。<text:span text:style-name="T3"><text:line-break/><text:line-break/></text:span>一個避世者是不會強調要關心什麼社會的，因此，我並不是說我們應該像對岸的新聞節目那樣充份深入掌握世界脈動；而是說，一個社會，不管哪個層面，永遠就只是正妹帥哥辣妹爆奶爆紅爆夯出國比賽台灣之光等等，生活其中，跟這樣一種窩囊猥瑣的同胞相處在一個小島上，難道你真的不會痛苦到很想乾脆捏<text:span text:style-name="T3">LP</text:span>自盡算了，太窩囊太猥瑣了，做為一個活生生的人，面對這樣一種心靈刑求，難道毫無一絲痛苦？<text:span text:style-name="T3"><text:line-break/><text:line-break/></text:span>幾年前跟旅行團去印度，導遊是個會講中文的印度人，我絕不誇張，八天的行程下來，我至少聽了超過一千次的正妹和甩哥<text:span text:style-name="T3">(</text:span>印度人把帥唸成第三聲甩<text:span text:style-name="T3">)</text:span>，幾乎所有的一切介紹，包括介紹甘地都說他是個甩哥；來到壯觀的性廟，他帶領團員觀看牆上各種性交圖案，他會說，大家快來看哦，這裏有兩個甩哥的小弟弟插入正妹的小妹妹哦，快來看，連毛都很清楚哦。<text:span text:style-name="T3"><text:line-break/><text:line-break/></text:span>那位印度導遊說，我知道你們台灣人最喜歡正妹甩哥。因此，每到一個城市，他就會叫大家從車裏往窗外看，哪裏有個甩哥，哪裏有正妹。<text:span text:style-name="T3"><text:line-break/><text:line-break/></text:span>離開佛祖誕生地時，他就告訴大家說這城市很窮，沒有甩哥，所以你們不會愛，但是不要抱怨，我現在就要帶你們去很多甩哥的地方，那就是新德里，印度最多甩哥的地方。<text:span text:style-name="T3"><text:line-break/><text:line-break/></text:span>來到印度恆河，迎著黎明第一道陽光，當地人在河裏淨身進行宗教儀式，導遊會問大家說：想不想等一下帶你們去看甩哥和正妹洗澡喔，脫光光給你們看哦。<text:span text:style-name="T3"><text:line-break/><text:line-break/></text:span>你也許會說，團員難道能忍受這樣一種每天講甩哥正妹講一千次的心靈刑求？如果你會這樣問，那你一定不是正港的台灣人，台灣人哪需要忍受，不但不必忍受，大家愛死了，樂翻天，而且女團員還會主動問也是甩哥的導遊說你等一下要不要脫光光到恆河裏洗給我們看？八天下來，幾乎所有話題都圍繞在甩哥正妹爆奶上，大夥樂陶陶，但我實在痛苦到很想脫隊。<text:span text:style-name="T3"><text:line-break/><text:line-break/></text:span>有一次，跟團來到中國桂林，來到一個寧靜湖面，說是世外桃源，非常動人的一個地方，但團員竟然帶擴音器大夥唱起<text:span text:style-name="T3"><text:s/>"</text:span>愛拼才會贏<text:span text:style-name="T3">"</text:span>，高分貝喧囂吵鬧，就在那一片所謂世外桃源的美麗寧靜湖面上。我縮在小船一角，盡量忍受巨大噪音，有一種快花轟的感覺。<text:span text:style-name="T3"><text:line-break/><text:line-break/></text:span>走在街上，女團員們的眼光好像不是來看大山大水，而是四處尋找甩哥，拼命對他們偷拍照，而且互相好康倒相報，你看你看，那個男的眼睛好帥哦，那個男的好像劉德華哦，穿那樣好帥哦，遇有甩哥回眸，眾女更是驚聲尖叫受寵若驚。<text:span text:style-name="T3"><text:line-break/><text:line-break/></text:span>我對於改革台灣社會毫無意願與興趣，更沒有那個膽量敢對愛台人士有所不敬，因此我並不是在呼籲任何改變。我只是覺得很痛苦，經常痛苦到極點，如果這島上能有個一樣痛苦的知音，或許我的痛苦會少一些。<text:span text:style-name="T3"><text:line-break/><text:line-break/></text:span>陳真<text:span text:style-name="T3"><text:line-break/><text:line-break/>==========<text:line-break/></text:span>菲正妹記者太美　台記者搶拍網友呼「攏是菲國陰謀啦！」<text:span text:style-name="T3"><text:line-break/><text:line-break/>NOWnews – 2013</text:span>年<text:span text:style-name="T3">5</text:span>月<text:span text:style-name="T3">29</text:span>日<text:span text:style-name="T3"><text:s/></text:span>下午<text:span text:style-name="T3">1:59</text:span>國際中心／綜合報導<text:span text:style-name="T3"><text:line-break/></text:span>台、菲兩國互派調查團，前往對方國家調查「廣大興<text:span text:style-name="T3">28</text:span>號」遭菲國公務船掃射事件，<text:span text:style-name="T3">2</text:span>國媒體也相互前往採訪。但有網友眼尖發現，菲律賓電視台「<text:span text:style-name="T3">TV5</text:span>」的隨行記者<text:span text:style-name="T3">Mischi Mediana(</text:span>蜜雪兒<text:span text:style-name="T3">)</text:span>，這次也跟著菲國調查團，前往屏東小琉球採訪洪家家屬。結果同行的男記者「淪陷」，也不斷搶拍照，連網友都直呼，「菲律賓的陰謀嗎？」<text:span text:style-name="T3"> <text:line-break/><text:line-break/></text:span>菲國媒體派出超過<text:span text:style-name="T3">10</text:span>多名記者採訪，其中出現讓人眼睛為之一亮的美女記者。網友發現該名記者的臉書粉絲團，全名為<text:span text:style-name="T3">Mischi Mediana(</text:span>蜜雪兒<text:span text:style-name="T3">)</text:span>，她是菲律賓電視台<text:span text:style-name="T3">TV5</text:span>的隨行記者，結果她外型太搶眼，讓人看了反而忘記了台菲兩國的緊張氣氛，甚至連台灣記者也都紛紛淪陷，搶著和她合照。<text:span text:style-name="T3"> <text:line-break/><text:line-break/></text:span>這位美女記者，連「宅神」朱學恒看過之後，都在臉書直呼「菲律賓派正妹記者心戰奏效，好多南部記者紛紛合照<text:span text:style-name="T3">…</text:span>」有網友看到後直呼，「這是菲律賓的陰謀吧？！」也有網友表示「看到這麼有氣質的正妹，相信誰都沒輒」。<text:span text:style-name="T3"><text:line-break/>===============<text:line-break/><text:line-break/></text:span>菲正妹記者來台嚐鮮　必喝珍奶<text:span text:style-name="T3"><text:line-break/></text:span>蘋果日報<text:span text:style-name="T3"><text:line-break/>2013</text:span>年<text:span text:style-name="T3">05</text:span>月<text:span text:style-name="T3">30</text:span>日<text:span text:style-name="T3"><text:line-break/></text:span>菲律賓<text:span text:style-name="T3">TV5</text:span>電視台女記者蜜雪兒（<text:span text:style-name="T3">Mischi Mediana</text:span>）來台採訪，不忘品嚐美食，她說，台灣食物很好吃，對台灣著名飲品珍珠奶茶，久聞不如一「喝」，在她的臉書貼上珍奶照，推薦來台必喝飲料之一。<text:span text:style-name="T3"><text:line-break/><text:line-break/>======<text:line-break/><text:line-break/></text:span>「菲」常正<text:span text:style-name="T3">! </text:span>來台採訪女記者爆紅<text:span text:style-name="T3"><text:line-break/><text:line-break/></text:span>民視<text:span text:style-name="T3"><text:s/>– 2013</text:span>年<text:span text:style-name="T3">5</text:span>月<text:span text:style-name="T3">29</text:span>日<text:span text:style-name="T3"> <text:line-break/><text:line-break/></text:span>廣大興<text:span text:style-name="T3">28</text:span>號漁船遭菲律賓公務船槍擊事件，菲國記者團上週來台採訪，其中菲律賓<text:span text:style-name="T3">TV5</text:span>女記者蜜雪兒，有著水汪汪的大眼以及漂亮臉蛋，加上不時露出親切笑容，讓許多台灣記者紛紛搶拍，就連宅神朱學恒都在網路上說，菲律賓派正妹記者心戰奏效。<text:span text:style-name="T3"><text:line-break/><text:line-break/></text:span>為了釐清廣大興漁船遭槍擊事件，菲律賓三大主流媒體十多位記者特別來到台灣採訪，其中這位<text:span text:style-name="T3">TV5</text:span>的女記者，還透過網路，直接與菲律賓主播台連線，報導整起事件。<text:span text:style-name="T3"><text:line-break/><text:line-break/></text:span>這位有著一頭飄逸長髮的記者叫做蜜雪兒，在台灣的採訪過程中，不僅展現出專業的態度，臉上更始終掛著甜美笑容，讓許多台灣記者，搶著跟她合照，就連朱學恒也在網路上說，菲律賓派正妹記者心戰奏效。<text:span text:style-name="T3"><text:line-break/><text:line-break/></text:span>從記者身分，變成受訪對象，蜜雪兒受寵若驚，不過同行的菲國媒體同業，則開起玩笑的對她講，可以在台灣找個好對象，今年<text:span text:style-name="T3">25</text:span>歲的蜜雪兒，畢業於菲律賓迪里曼大學，兩年半前進入媒體工作，最早是採訪體育新聞，之後才轉到<text:span text:style-name="T3">TV5</text:span>新聞台，刮風下雨她穿著雨衣趕赴現場，軍事新聞場合，也能看的到她；另外她還有固定的時間，主持廣播節目，可說是相當有才華；這次來台採訪廣大興案，意外成為台灣媒體追逐焦點史料未及，也因而引發網友筆戰，有人說，我們的女記者比他正多了。<text:span text:style-name="T3"><text:line-break/>===========<text:line-break/></text:span>下榻處悄獻花　菲正妹記者揪感心<text:span text:style-name="T3"><text:line-break/><text:line-break/></text:span>蘋果日報<text:span text:style-name="T3"><text:line-break/><text:line-break/>2013</text:span>年<text:span text:style-name="T3">05</text:span>月<text:span text:style-name="T3">30</text:span>日<text:span text:style-name="T3">09:46 <text:line-break/></text:span>菲律賓<text:span text:style-name="T3">TV5</text:span>電視台女記者蜜雪兒（<text:span text:style-name="T3">Mischi Mediana</text:span>）是個可人兒，總是掛著笑容，她說，台灣人很友善且客氣，昨天回到旅館時，發現打掃人員特別放了<text:span text:style-name="T3">1</text:span>朵百合花，她感覺很窩心，還拍照上傳臉書，謝謝飯店人員的用心。<text:span text:style-name="T3"><text:line-break/><text:line-break/></text:span>蜜雪兒與台灣記者在屏東地檢署外等待<text:span text:style-name="T3">8</text:span>小時，只要台灣同業跟她聊天或要求合照，均來者不拒。她說，自己也是新聞記者，跟台灣同業一樣，都想從菲律賓及台灣的司法人員口中問到調查結果，她能體諒同業的辛勞，當然，她也很喜歡交朋友。<text:span text:style-name="T3"><text:line-break/><text:line-break/>=============<text:line-break/><text:line-break/></text:span>菲律賓正妹記者<text:span text:style-name="T3"><text:s/></text:span>南部採訪吸睛<text:span text:style-name="T3"><text:line-break/><text:line-break/></text:span>中央社<text:span text:style-name="T3"><text:s/>– 2013</text:span>年<text:span text:style-name="T3">5</text:span>月<text:span text:style-name="T3">29</text:span>日<text:span text:style-name="T3"><text:s/></text:span>下午<text:span text:style-name="T3">10:47 <text:line-break/><text:line-break/><text:line-break/></text:span>（中央社記者林長順台北<text:span text:style-name="T3">29</text:span>日電）菲律賓調查廣大興<text:span text:style-name="T3">28</text:span>號案，菲國媒體隨行採訪。其中，<text:span text:style-name="T3">TV5</text:span>隨行記者蜜雪兒（<text:span text:style-name="T3">Mischi Mediana</text:span>），因亮麗外型引起網友廣泛討論。<text:span text:style-name="T3"><text:line-break/><text:line-break/></text:span>菲國公務船<text:span text:style-name="T3">5</text:span>月<text:span text:style-name="T3">9</text:span>日攻擊屏東漁船廣大興<text:span text:style-name="T3">28</text:span>號並打死漁民洪石成後，台、菲雙方互派調查團，菲國多家媒體也派員到台灣採訪。<text:span text:style-name="T3"><text:line-break/><text:line-break/></text:span>隨行的<text:span text:style-name="T3">TV5</text:span>記者蜜雪兒因外型亮麗，吸引目光，不少民眾與記者爭相與她拍照，也引起網友討論。有網友說，這根本就是菲律賓陰謀；宅神朱學恆則在臉書上說，「菲律賓派正妹記者心戰奏效，我看到好多南部記者紛紛貼合照」。<text:span text:style-name="T3"><text:line-break/><text:line-break/></text:span>今年<text:span text:style-name="T3">25</text:span>歲的蜜雪兒畢業於菲律賓迪里曼大學，兩年多前進入媒體工作，她在臉書上轉貼自己在台灣採訪的報導，畫面中蜜雪兒帶著耳機，用<text:span text:style-name="T3">SKYPE</text:span>跟電視台連線。<text:span text:style-name="T3"><text:line-break/><text:line-break/></text:span>來台採訪新聞，蜜雪兒卻成為被採訪的對象，她今天接受同行採訪的台灣媒體記者訪問表示，「台灣人都很友善」；對於她的感情世界，蜜雪兒說，在菲律賓已有男朋友。<text:span text:style-name="T3"> <text:line-break/><text:line-break/>============<text:line-break/></text:span>北一女甜正妹<text:span text:style-name="T3"><text:s/>16</text:span>歲許斯甯網路紅<text:span text:style-name="T3"><text:line-break/><text:line-break/></text:span>東森新聞<text:span text:style-name="T3"><text:s/>– 2013</text:span>年<text:span text:style-name="T3">5</text:span>月<text:span text:style-name="T3">28</text:span>日<text:span text:style-name="T3"> <text:line-break/><text:line-break/></text:span>美女人人愛看，一位笑容甜死人的北一女高中生，最近登上雜誌封面，引起討論，她叫許斯甯才<text:span text:style-name="T3">16</text:span>歲，因為笑容太甜，影片<text:span text:style-name="T3">po</text:span>上網路網友紛紛說，也太正，想認識她，但瞬間竄紅被網友熱烈討論，正妹本人非常低調。<text:span text:style-name="T3"><text:line-break/><text:line-break/></text:span>這笑容真的甜死人，就因太甜美，躍上雜誌封面，引起討論。一頭飄逸長髮，烏黑亮麗，穿起高中綠制服青春洋溢，換上輕便服裝，也有優閒氣質一面，才<text:span text:style-name="T3">16</text:span>歲的許斯甯，還是北一女高二學生，幫雜誌拍封面突然竄紅，網友紛紛稱讚太正，笑容甜，想認識她，也因為太美，過往照被網搜曝光。<text:span text:style-name="T3"><text:line-break/><text:line-break/></text:span>許斯甯國小照片，兩頰澎澎的，帶點嬰兒肥，非常可愛，看得出來小時候，就是校園風雲人物，很活躍，也採訪過陳敏薰等知名人士。來自單親家庭，又是獨生女，被保護的很好，雖然有機會拍雜誌照，但照片曝光，人紅了，北一女正妹許斯甯選擇低調，把重心擺課業。<text:span text:style-name="T3"><text:line-break/></text:span></text:p>
      <text:p text:style-name="P1"><text:span text:style-name="T1">陳真</text:span><text:s/>  |  2013.05.27 14:58   |   <text:a xlink:type="simple" xlink:href="http://palinfo.habago.org/Entry?Command=Information_PrintForum&amp;iPage=474#FORUM31927"><text:span text:style-name="T2">#</text:span></text:a></text:p>
      <text:p text:style-name="P3">第<text:span text:style-name="T3">66</text:span>屆坎城影展<text:span text:style-name="T3"><text:s/></text:span>得獎名單<text:span text:style-name="T3"><text:line-break/><text:line-break/>2013</text:span>年<text:span text:style-name="T3">5</text:span>月<text:span text:style-name="T3">27</text:span>日<text:span text:style-name="T3"><text:line-break/></text:span>（法新社法國坎城<text:span text:style-name="T3">26</text:span>日電）<text:span text:style-name="T3"> <text:line-break/><text:line-break/></text:span>法國第<text:span text:style-name="T3">66</text:span>屆坎城影展（<text:span text:style-name="T3">Cannes Film Festival</text:span>）獎項今天揭曉，蕾絲邊情愛電影「藍是最溫暖的顏色」是最大贏家，一舉奪下影展最高榮譽的金棕櫚獎。<text:span text:style-name="T3"><text:line-break/><text:line-break/></text:span>最佳男主角、女主角獎，由美國老牌演員布魯斯鄧恩（<text:span text:style-name="T3">Bruce Dern</text:span>）與法國女星貝芮妮絲貝喬（<text:span text:style-name="T3">BereniceBejo</text:span>）分別抱走；最佳導演獎則落在執導「海莉」一片的墨西哥導演阿瑪特艾斯卡藍特（<text:span text:style-name="T3">Amat Escalante</text:span>）頭上。<text:span text:style-name="T3"><text:line-break/><text:line-break/></text:span>以下是本屆影展主要獎項得獎名單：<text:span text:style-name="T3"><text:line-break/><text:line-break/></text:span>金棕櫚獎（<text:span text:style-name="T3">Palme d'Or</text:span>）：藍是最溫暖的顏色（<text:span text:style-name="T3">Blue is the Warmest Colour</text:span>），導演阿布德拉提夫柯奇許（<text:span text:style-name="T3">Abdellatif Kechiche</text:span>）。<text:span text:style-name="T3"><text:line-break/><text:line-break/></text:span>最佳導演獎：阿瑪特艾斯卡藍特（<text:span text:style-name="T3">Amat Escalante</text:span>），「海莉」（<text:span text:style-name="T3">Heli</text:span>）。<text:span text:style-name="T3"><text:line-break/><text:line-break/></text:span>最佳女主角獎：貝芮妮絲貝喬（<text:span text:style-name="T3">Berenice Bejo</text:span>），「咎愛」（<text:span text:style-name="T3">The Past</text:span>），導演阿斯哈法哈蒂（<text:span text:style-name="T3">AsgherFarhadi</text:span>）。<text:span text:style-name="T3"><text:line-break/><text:line-break/></text:span>最佳男主角獎：布魯斯鄧恩（<text:span text:style-name="T3">Bruce Dern</text:span>），「內布拉斯」（<text:span text:style-name="T3">Nebraska</text:span>），導演亞歷山大潘恩（<text:span text:style-name="T3">Alexander Payne</text:span>）。<text:span text:style-name="T3"><text:line-break/><text:line-break/></text:span>最佳劇本獎：賈樟柯的「天注定」。<text:span text:style-name="T3"><text:line-break/><text:line-break/></text:span>評審團大獎：「醉鄉民謠」（<text:span text:style-name="T3">Inside LlewynDavis</text:span>，暫譯），柯恩兄弟（<text:span text:style-name="T3">Joel et Ethan Coen</text:span>）。<text:span text:style-name="T3"><text:line-break/><text:line-break/></text:span>評審獎：「我的意外爸爸」（<text:span text:style-name="T3">Like Father LikeSon</text:span>），是枝裕和。</text:p>
      <text:p text:style-name="P1"><text:span text:style-name="T1">鑑慧</text:span><text:s/>  |  2013.05.26 16:21   |   <text:a xlink:type="simple" xlink:href="http://palinfo.habago.org/Entry?Command=Information_PrintForum&amp;iPage=474#FORUM31926"><text:span text:style-name="T2">#</text:span></text:a></text:p>
      <text:p text:style-name="P2">代公佈一消息，南部的朋友，或許可以參加。台南神學院網站上有進一步的會議議程和報名方式。對象似乎限於教徒，但我想一般人應該亦可前往旁聽。<text:span text:style-name="T3">http://www.ttcs.org.tw/<text:line-break/><text:line-break/></text:span>台南神學院黃彰輝紀念神學講座<text:span text:style-name="T3"> <text:line-break/></text:span>主題：動物神學的挑戰（<text:span text:style-name="T3">The Challenge of Animal Theology</text:span>）<text:span text:style-name="T3"> <text:line-break/></text:span>講員：<text:span text:style-name="T3">Clair Linzey</text:span>小姐<text:span text:style-name="T3"><text:line-break/><text:line-break/></text:span>自從中國於三月底發現禽流感以來，全世界特別是鄰近的國家如台灣、日本，無不想盡辦法嚴加防患。其實追根究底，無不與人類所引起的生態危機，有著密切的關係。而如何重新建立與生態新的關係，一直是在考驗人類的智慧，也有其急迫性與必要性。所以，在現今的社會當中，除了我們要注重人與人關係重建外，與大自然的重建也顯得隔外重要，但不容否認的是，這往往成為人類最忽略的一個區塊．就以與人類最接近的動物而言，如何重新學習與動物建立應有的倫理是人類一大挑戰。由此，本次的彰輝講座特別邀請現任牛津大學動物倫理中心（<text:span text:style-name="T3">Deputy Director of the Oxford Centre for Animal Ethics</text:span>）副主任<text:span text:style-name="T3">Clair Linzey</text:span>小姐為主講人。<text:span text:style-name="T3">Clair Linzey</text:span>從研究所開始就表現相當傑出，屢得獎項，其中包含<text:span text:style-name="T3">Samuel Rutherford Prize</text:span>、<text:span text:style-name="T3">Norman H. G. Robinson Book Prize</text:span>、<text:span text:style-name="T3">A. H. Johnstone Memorial Medal for…</text:span>等等的特殊成就獎。<text:span text:style-name="T3"><text:line-break/><text:line-break/>Clair Linzey</text:span>於<text:span text:style-name="T3">2008</text:span>年於美國哈佛大學神學院畢業，在哈佛期間，她本身就是《文化：哈佛神學院畢業生期刋》（<text:span text:style-name="T3">Culture: The Graduate Journal of Harvard Divinity School</text:span>）的主筆之一。當她在哈佛神學院之時，她曾利用暑假於尼加拉瓜的鄉間學校教學，且於該國旅行中接觸解放神學。如此，在她長期於與保謢動物方面的結合之下，使得她在動物神學方面能有所成就．她現今為聖安得魯大學博士生，特別專注於動物神學研究。她現今與她的父親<text:span text:style-name="T3">Andrew Linzey</text:span>共同編輯一系列的文章，包含《宗教研究的字彙》（<text:span text:style-name="T3">Vocabulary for the Study of Religion</text:span>）、《生物倫理百科第四版》（<text:span text:style-name="T3">Encyclopedia of Bioethics 4th Edition</text:span>）、《牛津聖經與倫理百科》（<text:span text:style-name="T3">Oxford Encyclopedia of the Bible and Ethics</text:span>），和《食物與農業倫理百科》（<text:span text:style-name="T3">Encyclopedia of Food and Agricultural Ethics</text:span>）等。相信通過她的經驗及學識，必帶給我們對於動物神學方面新的看見。<text:span text:style-name="T3"><text:line-break/><text:line-break/></text:span>南神教牧進修班負責人<text:span text:style-name="T3"><text:line-break/></text:span>　　　　<text:span text:style-name="T3"><text:s/></text:span>　　　　　楊順從<text:span text:style-name="T3"><text:s/></text:span>敬上<text:span text:style-name="T3"><text:line-break/><text:line-break/></text:span>台南神學院黃彰輝紀念神學講座<text:span text:style-name="T3"><text:line-break/></text:span>一、時間：<text:span text:style-name="T3">2013</text:span>年<text:span text:style-name="T3">6</text:span>月<text:span text:style-name="T3">10</text:span>日<text:span text:style-name="T3">-11</text:span>日<text:span text:style-name="T3">(</text:span>拜一～拜二<text:span text:style-name="T3">)<text:line-break/></text:span>【講座時間表】<text:span text:style-name="T3"><text:line-break/></text:span>主<text:span text:style-name="T3"><text:s/></text:span>題：動物神學的挑戰（<text:span text:style-name="T3">The Challenge of Animal Theology</text:span>）<text:span text:style-name="T3"><text:line-break/></text:span>第一講：<text:span text:style-name="T3"><text:s/></text:span>支配性的負面聲音（<text:span text:style-name="T3"><text:s/>The Dominant Negative Voices</text:span>）<text:span text:style-name="T3"><text:line-break/></text:span>第二講：可供選擇的傳統（<text:span text:style-name="T3"><text:s/>The Alternative Tradition</text:span>）<text:span text:style-name="T3"><text:line-break/></text:span>第三講：動物與生態神學（<text:span text:style-name="T3"><text:s/>Animals and Ecological Theology</text:span>）<text:span text:style-name="T3"><text:line-break/></text:span>第四講：為何動物因物質而受苦（<text:span text:style-name="T3"><text:s/>Why Animal Suffering Matters</text:span>）<text:span text:style-name="T3"><text:line-break/></text:span>第五講：倫理的意涵（<text:span text:style-name="T3">The Ethical Implications</text:span>）</text:p>
      <text:p text:style-name="P1"><text:span text:style-name="T1">陳真</text:span><text:s/>  |  2013.05.21 17:02   |   <text:a xlink:type="simple" xlink:href="http://palinfo.habago.org/Entry?Command=Information_PrintForum&amp;iPage=474#FORUM31925"><text:span text:style-name="T2">#</text:span></text:a></text:p>
      <text:p text:style-name="P3">這句話說得很對<text:span text:style-name="T3">:<text:line-break/><text:line-break/>"""</text:span>接觸過不少兩岸學子的他，認為台灣學生最缺乏視野、開闊的腦袋<text:span text:style-name="T3">."""<text:line-break/><text:line-break/></text:span>我看過世界各國的學生<text:span text:style-name="T3">,</text:span>老實說<text:span text:style-name="T3">,</text:span>全世界要找到比台灣學生還醬缸的恐怕很不容易<text:span text:style-name="T3">. </text:span>但腦袋醬缸心靈封閉倒不是問題<text:span text:style-name="T3">,</text:span>問題是不但完全缺乏病識感<text:span text:style-name="T3">,</text:span>而且還以為自己很進步很開放<text:span text:style-name="T3">. <text:line-break/><text:line-break/></text:span>你看那些反什麼旺中統媒的蠢蛋<text:span text:style-name="T3">,</text:span>有識之士建議說應該引進鳳凰衛視以改善台灣媒體之白癡化現象<text:span text:style-name="T3">. </text:span>這建議也是我的心願<text:span text:style-name="T3">. </text:span>我見過全世界少說也有成百上千個媒體<text:span text:style-name="T3">,</text:span>沒見過比鳳凰衛視更好的<text:span text:style-name="T3">,</text:span>不管在任何一個層面<text:span text:style-name="T3">,</text:span>都是世界第一流<text:span text:style-name="T3">,</text:span>無出其右<text:span text:style-name="T3">.<text:line-break/><text:line-break/></text:span>但這些反統媒的蠢蛋卻說一聽到<text:span text:style-name="T3"><text:s/>"</text:span>引進鳳凰<text:span text:style-name="T3">" </text:span>這建議就嚇死了<text:span text:style-name="T3">,</text:span>這就好像有人建議說邀請哈佛劍橋來台設分校以改善台灣教育之白癡化現象<text:span text:style-name="T3">,</text:span>卻有自以為擁有全世界最好教育的蠢蛋說他一聽到這建議就嚇死了<text:span text:style-name="T3">. <text:line-break/><text:line-break/></text:span>這些人真的很不可思議<text:span text:style-name="T3">,</text:span>真難想像現實世界會有這樣一些蠢到爆的人<text:span text:style-name="T3">,</text:span>彷彿小說人物一般荒謬<text:span text:style-name="T3">,</text:span>不知道是活在幾世紀<text:span text:style-name="T3">,</text:span>好像完全脫離現實時空的感覺<text:span text:style-name="T3">,</text:span>相當<text:span text:style-name="T3"><text:s/>"</text:span>空靈<text:span text:style-name="T3">". </text:span>但是<text:span text:style-name="T3">,</text:span>蠢其實不是問題<text:span text:style-name="T3">,</text:span>問題是自我滿意度卻非常高<text:span text:style-name="T3">,</text:span>高到破表<text:span text:style-name="T3">,</text:span>好像完全無法鑑別基本優劣<text:span text:style-name="T3">,</text:span>缺乏對於是非美醜的最基本判斷能力<text:span text:style-name="T3">. <text:line-break/><text:line-break/></text:span>再說<text:span text:style-name="T3">,</text:span>一個國家或社會如果真的這麼進步這麼開明這麼偉大這麼厲害這麼為世人所景仰<text:span text:style-name="T3">,</text:span>怎麼可能如此害怕什麼統媒<text:span text:style-name="T3">;</text:span>統媒如果如他們所說如此落後可笑如此荒腔走板如此墮落反動愚昧無知<text:span text:style-name="T3">,</text:span>那麼<text:span text:style-name="T3">,</text:span>引進台灣來讓大家都嚇死或笑死<text:span text:style-name="T3">,</text:span>從此就沒有人想跟如此愚蠢可笑封閉落後的國家統一<text:span text:style-name="T3">,</text:span>這樣不是更能達成愛台灣的神聖目標嗎<text:span text:style-name="T3">?<text:line-break/><text:line-break/></text:span>陳真<text:span text:style-name="T3"><text:line-break/>========<text:line-break/></text:span>赴陸交換<text:span text:style-name="T3"><text:s/></text:span>台生：我們輸了<text:span text:style-name="T3"><text:line-break/><text:line-break/></text:span>交通大學陳燕珩╱採訪報導<text:span text:style-name="T3"><text:s/>| </text:span>旺報<text:span text:style-name="T3"><text:s/>– 2013</text:span>年<text:span text:style-name="T3">5</text:span>月<text:span text:style-name="T3">17</text:span>日<text:span text:style-name="T3"><text:line-break/><text:line-break/></text:span>大學畢業前的最後一學期，來自台灣交大的陳慕天，選擇給自己一個學習的機會，前往北京清華大學擔任交換生。實際踏上這片土地，感受中國的教育體制與整體環境，擺脫台灣人主觀的思維後，他感慨地說：「大家都誤解中國了。」<text:span text:style-name="T3"><text:line-break/><text:line-break/></text:span>台生不差<text:span text:style-name="T3"><text:s/></text:span>輸在環境<text:span text:style-name="T3"><text:line-break/><text:line-break/></text:span>許多人在比較兩岸校園和學子時，常提到台灣學生的優勢是創意，陳慕天卻不這麼認為。他提到，赴陸交換後發現中國學生的創意不比台灣差，他們的教育風格也早已擺脫填鴨式教學，學生的思想變得快、學得也快，單就兩岸的高中教學環境來看，就可充分反映這點。<text:span text:style-name="T3"><text:line-break/><text:line-break/></text:span>在台灣是建中畢業生的陳慕天，前不久到北京第五志願的高中參訪，他看到那裡的圖書館比建中資源更豐富，學生做的美術作品更加出色，老師不斷強調不要死讀書，學校推行各種特別的活動與科學競賽，並有隨時開放的實驗教室，供學生做科學研究，甚至在高中時期，就具有與各國學校交換合作的機會。<text:span text:style-name="T3"><text:line-break/><text:line-break/></text:span>「我第一個感受是我們輸了，而且還停留在對中國錯誤的刻板印象之下。」陳慕天說，中國的教學環境早已朝美國邁進，幾年後就可以遠遠把台灣甩在背後。他認為兩岸學生在學習心態上相差不多，中國學生可能更努力一點，但整個教育體制與環境才是導致台灣落後的主因。<text:span text:style-name="T3"><text:line-break/><text:line-break/></text:span>大陸教授<text:span text:style-name="T3"><text:s/></text:span>教學用心<text:span text:style-name="T3"><text:line-break/><text:line-break/></text:span>來到全中國最好的理工大學擔任交換生，陳慕天說，出發前已做好心理準備，但身處其中還是有很多體悟。進到大學校園後，看到北京清華各種計畫與資源的推行，讓他更明顯地感受到兩岸教學環境的落差。<text:span text:style-name="T3"><text:line-break/><text:line-break/></text:span>而讓陳慕天印象深刻的還有中國的大學師資，他提到，儘管北京清華許多教授的學歷背景不如交大老師好，但他們教學非常認真，對學生的關心超乎他的想像。陳慕天舉例說，有次他寄簡訊給課堂老師請假，老師回覆他：「沒問題，下周上課前記得來辦公室找我補課，確保進度不落後。」<text:span text:style-name="T3"><text:line-break/><text:line-break/></text:span>他也提到，前陣子某位課堂教授發現上課的學習效果不好，決定隔周開始不上課，讓學生在教室自習，自習後開始一個一個提問，邊問邊講課，以確保每個學生都能理解，這種案例非常多。「我看到的老師都是很用心，想盡辦法讓同學們可以真正學會。」陳慕天說。<text:span text:style-name="T3"><text:line-break/><text:line-break/></text:span>親身感受到中國的教學與生活環境，陳慕天感慨地說，在台灣的時候，永遠沒辦法理解中國在想什麼，唯有身在其中，才會發現這裡的優勢與問題。而接觸過不少兩岸學子的他，認為台灣學生最缺乏視野、開闊的腦袋，以及全球競爭的危機意識，因此，他也認為：「台灣學生有機會一定要來中國念書，非常值得。」</text:p>
      <text:p text:style-name="P1"><text:span text:style-name="T1">陳真</text:span><text:s/>  |  2013.05.16 16:59   |   <text:a xlink:type="simple" xlink:href="http://palinfo.habago.org/Entry?Command=Information_PrintForum&amp;iPage=474#FORUM31924"><text:span text:style-name="T2">#</text:span></text:a></text:p>
      <text:p text:style-name="P2">老教父為了保護小兒子安全歸來<text:span text:style-name="T3">,</text:span>願意放棄大兒子被殺之仇<text:span text:style-name="T3">,</text:span>與五大黑道家族謀和<text:span text:style-name="T3">. </text:span>但他說<text:span text:style-name="T3">,</text:span>他是個很迷信的人<text:span text:style-name="T3">, </text:span>他相信<text:span text:style-name="T3">, </text:span>假設哪一天<text:span text:style-name="T3">,</text:span>他的小兒子突然死於車禍或在牢中上吊自殺<text:span text:style-name="T3">,</text:span>或是被雷公打到<text:span text:style-name="T3">,</text:span>他將歸咎於在場五大家族<text:span text:style-name="T3">,</text:span>屆時他將對所有人不客氣<text:span text:style-name="T3">.<text:line-break/><text:line-break/></text:span>我也一樣是個很迷信的人<text:span text:style-name="T3">, </text:span>政治如果曾經教給我什麼<text:span text:style-name="T3">,</text:span>那就是<text:span text:style-name="T3">: </text:span>政治沒有偶然這回事<text:span text:style-name="T3">,</text:span>猶如世上沒有一齣戲乃憑空即興演出而無絲毫設計與劇本<text:span text:style-name="T3">. </text:span>個別生命中或許有許多偶然<text:span text:style-name="T3">,</text:span>例如我經常偶然踩到狗屎<text:span text:style-name="T3">,</text:span>偶然投影在你的波心<text:span text:style-name="T3">,</text:span>但政治卻沒有偶然這回事<text:span text:style-name="T3">. </text:span>我們平常下棋<text:span text:style-name="T3">, </text:span>大概也不會有人憑著偶然<text:span text:style-name="T3">, </text:span>胡亂舉棋<text:span text:style-name="T3">; </text:span>每一棋步<text:span text:style-name="T3">, </text:span>都只是導向某種預設目標的手段<text:span text:style-name="T3">. </text:span>目標不必然能達成<text:span text:style-name="T3">, </text:span>但目標卻必然存在<text:span text:style-name="T3">; </text:span>目標之下的一切舉措<text:span text:style-name="T3">, </text:span>均非偶然<text:span text:style-name="T3">.<text:line-break/><text:line-break/></text:span>這聽起來似乎意味著某種陰謀論<text:span text:style-name="T3">, </text:span>但套句毛澤東的話<text:span text:style-name="T3">, </text:span>我倒寧可說那不是陰謀<text:span text:style-name="T3">, </text:span>而是陽謀<text:span text:style-name="T3">. </text:span>不管陰謀陽謀<text:span text:style-name="T3">, </text:span>戲劇本質如一<text:span text:style-name="T3">.<text:line-break/><text:line-break/></text:span>一座水壩<text:span text:style-name="T3">, </text:span>原本蓋得好好的<text:span text:style-name="T3">, </text:span>突然因為某種所謂正義的原因不蓋了<text:span text:style-name="T3">, </text:span>所謂公義突然被高舉了<text:span text:style-name="T3">. </text:span>對此我無意見<text:span text:style-name="T3">, </text:span>但可別跟我說這只是一種道德上的偶然<text:span text:style-name="T3">; </text:span>這不是道德偶然<text:span text:style-name="T3">,</text:span>這是政治必然<text:span text:style-name="T3">, </text:span>當一種目標取代了另一種目標<text:span text:style-name="T3">, </text:span>我們的說法與步伐便隨之調整<text:span text:style-name="T3">. </text:span>在政治裏頭<text:span text:style-name="T3">, </text:span>就連一個噴嚏都不會是偶然<text:span text:style-name="T3">, </text:span>精算之細微<text:span text:style-name="T3">, </text:span>大概已經到了<text:span text:style-name="T3">0.8</text:span>奈米的程度<text:span text:style-name="T3">.<text:line-break/><text:line-break/></text:span>哪怕是一座水庫或一塊島嶼<text:span text:style-name="T3">, </text:span>哪怕是一個老農或漁夫<text:span text:style-name="T3">, </text:span>哪怕是一場突然其來的車禍或一顆彷彿無端扣發的子彈<text:span text:style-name="T3">, </text:span>都不會是偶然<text:span text:style-name="T3">. <text:line-break/><text:line-break/></text:span>如果你只是第一天看棋<text:span text:style-name="T3">, </text:span>也許看不出個所以然<text:span text:style-name="T3">, </text:span>但如果你不是看一天而是看了一輩子的棋<text:span text:style-name="T3">, </text:span>你大概就不會再相信在一個棋局裏頭會有什麼偶然的步驟了<text:span text:style-name="T3">. </text:span>發動一輛火車於何時到達某個目的地都不可能偶然<text:span text:style-name="T3">, </text:span>更不用說比發射一架太空梭更為精密的政治活動這回事了<text:span text:style-name="T3">. <text:line-break/><text:line-break/></text:span>我們知道政治事物之必然<text:span text:style-name="T3">, </text:span>但知其必然卻不一定知其目的為何<text:span text:style-name="T3">. </text:span>或者說<text:span text:style-name="T3">, </text:span>我們即便知道目的為何<text:span text:style-name="T3">, </text:span>卻難以驗證<text:span text:style-name="T3">. </text:span>當事物已被驗證時<text:span text:style-name="T3">, </text:span>我們往往都已是過往雲煙<text:span text:style-name="T3">. <text:line-break/><text:line-break/></text:span>齊克果說<text:span text:style-name="T3">, “</text:span>生命只能往前走<text:span text:style-name="T3">, </text:span>但它的意義卻只能往後看<text:span text:style-name="T3">(</text:span>才能了解<text:span text:style-name="T3">).” </text:span>政治之為物卻走的反方向<text:span text:style-name="T3">. </text:span>一場乍看偶然的事件<text:span text:style-name="T3">, </text:span>哪怕只是彷彿無心的一句話<text:span text:style-name="T3">, </text:span>彷彿無甚意義的一個微笑<text:span text:style-name="T3">, </text:span>你不可能了解其真實意義<text:span text:style-name="T3">, </text:span>除非你跨越時空往前看<text:span text:style-name="T3">, </text:span>看到存在於事物周遭的諸多可能<text:span text:style-name="T3">. <text:line-break/><text:line-break/></text:span>子彈如果會說話<text:span text:style-name="T3">, </text:span>它會告訴你這一切都不是偶然<text:span text:style-name="T3">; </text:span>背後有個精算<text:span text:style-name="T3">, </text:span>有套劇本<text:span text:style-name="T3">, </text:span>像一種實驗那樣<text:span text:style-name="T3">, </text:span>子彈會告訴你<text:span text:style-name="T3">, </text:span>它從來都不是偶然被擊發<text:span text:style-name="T3">.<text:line-break/><text:line-break/></text:span>我總是努力要看向子彈所欲瞄準的真實遠方<text:span text:style-name="T3">, </text:span>人們說<text:span text:style-name="T3">, </text:span>這是陰謀論<text:span text:style-name="T3">, </text:span>為智者所不取<text:span text:style-name="T3">. </text:span>但歷史卻屢次告訴我們<text:span text:style-name="T3">, </text:span>真相總是比一切陰謀想像都還要曲折離奇<text:span text:style-name="T3">. </text:span>一個人被謀殺了<text:span text:style-name="T3">, </text:span>舉國哀悼<text:span text:style-name="T3">, </text:span>政治頭人紛紛站到台前為死者朗誦詩歌<text:span text:style-name="T3">, </text:span>但血腥真相很可能就藏在動人的詩歌裏<text:span text:style-name="T3">. </text:span>關於政治<text:span text:style-name="T3">, </text:span>我略之一二<text:span text:style-name="T3">, </text:span>但我們的想像力<text:span text:style-name="T3">, </text:span>也許永遠都要落後在真相的真相之後不知道多少光年<text:span text:style-name="T3">.<text:line-break/><text:line-break/></text:span>關於海上陸上天上的這一切<text:span text:style-name="T3">, </text:span>我有話要說<text:span text:style-name="T3">, </text:span>但我知道未竟之天遠方的事物<text:span text:style-name="T3">, </text:span>就跟上帝福音一般<text:span text:style-name="T3">, </text:span>總是難以訴說<text:span text:style-name="T3">. </text:span>也許只能說<text:span text:style-name="T3">, </text:span>信不信由你<text:span text:style-name="T3">.</text:span></text:p>
      <text:p text:style-name="P4"/>
      <text:p text:style-name="P1"><text:span text:style-name="T1">陳真</text:span><text:s/>  |  2013.05.15 15:28   |   <text:a xlink:type="simple" xlink:href="http://palinfo.habago.org/Entry?Command=Information_PrintForum&amp;iPage=475#FORUM31923"><text:span text:style-name="T2">#</text:span></text:a></text:p>
      <text:p text:style-name="P2"><text:span text:style-name="T3"><text:line-break/></text:span>大阪市長評慰安婦<text:span text:style-name="T3"><text:s/></text:span>「二戰時的好制度」<text:span text:style-name="T3"> <text:line-break/><text:line-break/></text:span>【聯合報╱東京記者雷光涵／十四日電】<text:span text:style-name="T3"> <text:line-break/>2013.05.15<text:line-break/><text:line-break/></text:span>「慰安婦有必要」<text:span text:style-name="T3"><text:s/></text:span>大阪市長遭批<text:span text:style-name="T3"><text:s/>/ </text:span>陳世昌<text:span text:style-name="T3"><text:s/></text:span>日本「維新之會」共同黨魁、大阪市長橋下徹十四日在個人的「推特」打筆戰，重申要鼓勵在沖繩的美軍多利用日本合法的娼妓業，「美國人太狡猾了。他們否定公娼制度，但美軍基地附近風化場所盛行也是事實。」<text:span text:style-name="T3"> <text:line-break/><text:line-break/></text:span>律師出身的橋下徹從十四日上午六點多開始，以「慰安婦及歷史問題」為主題，發了廿五條推特。十三日他造訪沖繩美軍普天間基地時，對基地司令建議美軍應該多利用娼妓業，被美方嚴辭反駁，指美國軍人買春違法。<text:span text:style-name="T3"> <text:line-break/><text:line-break/></text:span>橋下徹說，美方的說法，是對於經法律允許、依自由意志從事賣春的女性的一種歧視。在日本美軍基地附近，有過美軍性侵當地女性或侵入住戶家侵犯女性的事件，美軍以宵禁、禁酒令應對。但對沖繩人來說，這些軍人就像治安的不定時炸彈。<text:span text:style-name="T3"> <text:line-break/><text:line-break/></text:span>關於二戰時日軍強徵慰安婦問題，橋下說，不只日本，其他國家也用慰安婦來抒解軍人性需求。他說，難以從現代觀點來評斷「慰安婦」是好或不好的制度，「當時覺得好的事，也不能在這個時代將之全部合理化。」橋下說，「不顧個人意志，被強迫從事慰安婦的人真的很可憐。」但他又說，日本被全世界誤解，沒有證據顯示日本以國家力量強迫韓國女性賣春。<text:span text:style-name="T3"> <text:line-break/><text:line-break/></text:span>【<text:span text:style-name="T3">2013/05/15 </text:span>聯合報】<text:span text:style-name="T3">@ http://udn.com/</text:span></text:p>
      <text:p text:style-name="P1"><text:span text:style-name="T1">陳真</text:span><text:s/>  |  2013.05.14 16:13   |   <text:a xlink:type="simple" xlink:href="http://palinfo.habago.org/Entry?Command=Information_PrintForum&amp;iPage=475#FORUM31922"><text:span text:style-name="T2">#</text:span></text:a></text:p>
      <text:p text:style-name="P3">重點不是罪行<text:span text:style-name="T3">,</text:span>而是罪犯對於惡行的態度<text:span text:style-name="T3">. </text:span>可恥的日本鬼子是一例<text:span text:style-name="T3">,</text:span>這兩年在美國大力支持下勇於<text:span text:style-name="T3"><text:s/>"</text:span>對抗<text:span text:style-name="T3">" </text:span>中國的菲律賓之所作所為又是一例<text:span text:style-name="T3">.<text:line-break/><text:line-break/></text:span>一個國家<text:span text:style-name="T3">,</text:span>犯下滔天罪行<text:span text:style-name="T3">,</text:span>各種大規模而且極其病態殘忍的罪行<text:span text:style-name="T3">,</text:span>姦殺擄掠無所不為<text:span text:style-name="T3">,</text:span>事後卻一直告訴我們有關事物的定義<text:span text:style-name="T3">,</text:span>在定義未有定論之前<text:span text:style-name="T3">,</text:span>彷彿一切都只是一種概念<text:span text:style-name="T3">.</text:span>在事物的定義尚未明朗之前<text:span text:style-name="T3">,</text:span>他告訴我們必須冷靜<text:span text:style-name="T3">,</text:span>理性<text:span text:style-name="T3">,</text:span>客觀<text:span text:style-name="T3">,</text:span>而且最好是要他們一樣有禮貌<text:span text:style-name="T3">.<text:line-break/><text:line-break/></text:span>還有一個國家<text:span text:style-name="T3">,</text:span>不用說大家也知道是哪一國<text:span text:style-name="T3">,</text:span>犯下滔天罪行<text:span text:style-name="T3">,</text:span>各種大規模而且極其病態殘忍的罪行<text:span text:style-name="T3">,</text:span>姦殺擄掠無所不為<text:span text:style-name="T3">,</text:span>但他卻告訴我們這一切是出於愛<text:span text:style-name="T3">,</text:span>出於維護世界和平的苦心<text:span text:style-name="T3">,</text:span>出於人類文明與普世價值的追求<text:span text:style-name="T3">.<text:line-break/><text:line-break/></text:span>許多時候<text:span text:style-name="T3">,</text:span>我似乎能仇恨<text:span text:style-name="T3">,</text:span>理解它因何而起<text:span text:style-name="T3">,</text:span>理解一些行事正直且前途似錦的人為何會用一己生命去傷害無辜<text:span text:style-name="T3">. <text:line-break/><text:line-break/></text:span>陳真<text:span text:style-name="T3"><text:line-break/><text:line-break/>===========<text:line-break/></text:span>橋下徹：二戰時<text:span text:style-name="T3"><text:s/></text:span>慰安婦是必要的<text:span text:style-name="T3"><text:line-break/><text:line-break/></text:span>黃菁菁╱東京十三日電<text:span text:style-name="T3"><text:s/>| </text:span>中時電子報<text:span text:style-name="T3"><text:line-break/>2013</text:span>年<text:span text:style-name="T3">5</text:span>月<text:span text:style-name="T3">14</text:span>日<text:span text:style-name="T3"><text:line-break/><text:line-break/></text:span>「日本維新會」共同黨魁、大阪市長橋下徹十三日針對慰安婦爭議聲稱，「在槍林彈雨中，賭上性命的奔跑時，若想讓精神亢奮的勇士集團休息的話，誰都知道慰安婦制度是有必要的」。而針對日本首相安倍晉三主張的「侵略的定義未定論」，橋下也強調，「正如安倍首相所言，（所謂的侵略）在學術上是沒有定義的」。<text:span text:style-name="T3"><text:line-break/><text:line-break/></text:span>橋下十三日在大阪市公所，針對二戰時舊日軍慰安婦制度問題，向日媒記者表示，「先不管好壞，為維持軍隊的規律，（慰安婦）在當時是有必要的」。又說，「若調查當時的歷史，不只是日本國軍，其他各國的軍隊也活用慰安婦制度」，「為何只有日本的慰安婦受到關注？」「韓國等國在許多地方的宣傳奏效，（日本）才被視為強姦的國家，這是最大問題。」<text:span text:style-name="T3"><text:line-break/><text:line-break/></text:span>橋下說「世界譴責日本強擄慰安婦，以暴力脅迫她們做那樣的工作，但二○○七年（第一次安倍內閣）的內閣會議決定，並沒有那樣的證據。日本政府應該要好好地主張那是錯的，日本因為與事實不符的事而受到不當的侮辱。」<text:span text:style-name="T3"><text:line-break/><text:line-break/></text:span>他還說：「違反本意而成為慰安婦是戰爭悲劇的結果。日本也有戰爭的責任。該道歉的就道歉，但該說的還是要說。」<text:span text:style-name="T3"><text:line-break/><text:line-break/></text:span>而針對日本政府發表向亞洲各國道歉的《村山談話》，橋下表示，「日本是戰敗國，戰敗結果就是必須接受那是『侵略』。實際上，也確實給周邊各國帶來莫大苦痛和損失，必須接受事實並反省和道歉。」<text:span text:style-name="T3"><text:line-break/><text:line-break/></text:span>橋下本月上旬到沖繩駐日美軍普天間基地視察時，曾向美軍司令官表示，為紓發美國海軍陸戰隊在性方面的能量，希望多利用日本風化業。駐日美軍士兵性犯罪事件頻傳，對橋下的發言，司令官一時傻眼地回應說：「美軍已下了禁止令，請不要說這樣的事。」</text:p>
      <text:p text:style-name="P1"><text:span text:style-name="T1">陳真</text:span><text:s/>  |  2013.05.02 15:31   |   <text:a xlink:type="simple" xlink:href="http://palinfo.habago.org/Entry?Command=Information_PrintForum&amp;iPage=475#FORUM31921"><text:span text:style-name="T2">#</text:span></text:a></text:p>
      <text:p text:style-name="P2">這應該不叫<text:span text:style-name="T3"><text:s/>"</text:span>新<text:span text:style-name="T3">" </text:span>聞吧<text:span text:style-name="T3">,</text:span>民進黨成立有多久<text:span text:style-name="T3">,</text:span>這種事就有多久<text:span text:style-name="T3">. <text:line-break/><text:line-break/></text:span>今天如果這事發生在馬英九<text:span text:style-name="T3">,</text:span>愛好民主自由法治的親綠學者與愛台媒體們<text:span text:style-name="T3">,</text:span>不知道要怎麼哭天搶地救台灣了<text:span text:style-name="T3">.<text:line-break/><text:line-break/></text:span>陳真<text:span text:style-name="T3"><text:line-break/>==========<text:line-break/></text:span>人頭黨員點燃幫派角力<text:span text:style-name="T3"><text:s/></text:span>黑幫入黨<text:span text:style-name="T3"><text:s/></text:span>驚爆<text:span text:style-name="T3">1</text:span>人<text:span text:style-name="T3">3</text:span>千<text:span text:style-name="T3"><text:line-break/><text:line-break/></text:span>作者：<text:span text:style-name="T3"><text:s/></text:span>蕭承訓、林郁平、張企群、陳鴻偉、朱真楷╱綜合報導<text:span text:style-name="T3"><text:s/>| </text:span>中時電子報<text:span text:style-name="T3"><text:s/>– 2013</text:span>年<text:span text:style-name="T3">5</text:span>月<text:span text:style-name="T3">2</text:span>日<text:span text:style-name="T3"><text:line-break/><text:line-break/></text:span>民進黨人頭黨員傳聞不斷，甚至演變成四海幫、天道盟兩大幫派政治角力。警方已對黑幫活動展開蒐報，北部情資顯示，綠營內部不僅有人透過天道盟，也找了小樁腳找人頭，從入黨到拿到黨證，據傳一個黨員三千元。<text:span text:style-name="T3"><text:line-break/><text:line-break/><text:line-break/></text:span>天道盟、四海幫人士<text:span text:style-name="T3">2010</text:span>年參加道上名人告別式。（本報資料照片<text:span text:style-name="T3">/</text:span>黃國峰攝）<text:span text:style-name="T3"><text:s/></text:span>情資並提到包括龍山寺的遊民，都是人頭黨員來源，由於情資有待查證，警政高層已要求相關警局就轄內幫派介入政治活動展開調查。<text:span text:style-name="T3"><text:line-break/><text:line-break/></text:span>警蒐證調查<text:span text:style-name="T3"><text:s/></text:span>黨中央將嚴審<text:span text:style-name="T3"><text:line-break/><text:line-break/></text:span>對於黑幫入黨的疑雲罩頂，民進黨主席蘇貞昌昨在中常會上，提議入黨採實質審查、黨籍總檢查、入黨選舉權取得年限延長為兩年、成立調查小組，隨即由常會通過。<text:span text:style-name="T3"><text:line-break/><text:line-break/></text:span>《壹週刊》爆料，指民進黨立院團總召柯建銘四月初赴澳門，與天道盟精神領袖羅福助會面，尋求協助拉人入黨挺蘇貞昌連任主席。報導還指前行政院長謝長廷辦公室主任林耀文，四月初找四海幫幫主楊德昀幫忙找人入黨，支持謝長廷角逐明年黨主席。遭指涉的柯建銘，已決定對《壹週刊》提出告訴。<text:span text:style-name="T3"><text:line-break/><text:line-break/></text:span>四海幫幫主︰私人情誼幫忙<text:span text:style-name="T3"><text:line-break/><text:line-break/></text:span>四海幫幫主楊德盷昨受訪表示，旗下兄弟曾憲智基於私人情誼主動幫忙，他尊重兄弟個人權利，而當天餐會因有民進黨人士在場，在與人為善、順水幫忙的情況下，才會說些場面話，希望有興趣加入民進黨的人可以自由選擇。<text:span text:style-name="T3"><text:line-break/><text:line-break/></text:span>四海幫中常委曾憲智坦承拉人入民進黨，但林耀文沒有找過他，這是他個人行為，也不是為特定對象，讓幫主及整個四海幫捲入風波，始料未及。<text:span text:style-name="T3"><text:line-break/><text:line-break/></text:span>吳桐茂選議員<text:span text:style-name="T3"><text:s/></text:span>天道盟介入<text:span text:style-name="T3"><text:line-break/><text:line-break/></text:span>警方說，目前較多情資是天道盟太陽會前會長吳桐潭的弟弟、綽號「黑茂仔」的吳桐茂，打算參加基隆市七堵區議員選舉，造成當地政壇人士人心惶惶。<text:span text:style-name="T3"><text:line-break/><text:line-break/></text:span>情資指出，兩年前才假釋出獄的吳桐潭雖然低調，但仍然指示手下的組長協助參加吳桐茂新成立的協會，並找暖暖的地方角頭跨區力挺，協會成立當天席開三桌，出席的都是太陽會重量級人物。<text:span text:style-name="T3"><text:line-break/><text:line-break/></text:span>後來吳桐茂的動作被外界視為黑道介入及人頭黨員的開端，民進黨則否認吳在此波入黨名單。不過，警方上月十九日收網逮捕太陽會長沈春雄等十三人，被視為對太陽會進行威嚇降溫。<text:span text:style-name="T3"><text:line-break/><text:line-break/></text:span>另新竹天道盟敏德會傳去年底陸續與政壇人士接觸，不少幫眾被介紹加入政黨。知情人士說，敏德會與新竹當地角頭有極深的依存關係，但「就算真的有拉人入黨，應該也不是要挺某特定人士，可能另有目的。」<text:span text:style-name="T3"><text:line-break/><text:line-break/></text:span>一名竹聯幫大哥被問到外傳天道盟和四海幫要找數萬人頭黨員加入民進黨，他表示，「不可能找到那麼多人！」。該大哥說，竹聯不會去碰這些敏感的政治事情，畢竟對「公司」、對自己都不會比較好，況且今天誰當家，都與他們沒有關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